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000000382E6023C7D1A5970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2497f" officeooo:paragraph-rsid="0002497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2497f" officeooo:paragraph-rsid="0002497f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App</text:p>
      <text:p text:style-name="P2">Esempio di applicazione in ReactJS per la gestione delle attività</text:p>
      <text:p text:style-name="P2"/>
      <text:p text:style-name="P2"><draw:frame draw:style-name="fr1" draw:name="Immagine1" text:anchor-type="char" svg:width="14.226cm" svg:height="19.009cm" draw:z-index="0"><draw:image xlink:href="Pictures/10000000000002A000000382E6023C7D1A5970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3:29:59.847000000</meta:creation-date>
    <dc:date>2020-11-22T13:32:19.693000000</dc:date>
    <meta:editing-duration>PT2M20S</meta:editing-duration>
    <meta:editing-cycles>1</meta:editing-cycles>
    <meta:document-statistic meta:table-count="0" meta:image-count="1" meta:object-count="0" meta:page-count="1" meta:paragraph-count="2" meta:word-count="12" meta:character-count="73" meta:non-whitespace-character-count="63"/>
    <meta:generator>LibreOffice/7.0.3.1$Windows_X86_64 LibreOffice_project/d7547858d014d4cf69878db179d326fc3483e082</meta:generator>
  </office:meta>
</office:document-meta>
</file>